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6.939cm"/>
    </style:style>
    <style:style style:name="co3" style:family="table-column">
      <style:table-column-properties fo:break-before="auto" style:column-width="4.805cm"/>
    </style:style>
    <style:style style:name="co4" style:family="table-column">
      <style:table-column-properties fo:break-before="auto" style:column-width="6.354cm"/>
    </style:style>
    <style:style style:name="co5" style:family="table-column">
      <style:table-column-properties fo:break-before="auto" style:column-width="13.979cm"/>
    </style:style>
    <style:style style:name="co6" style:family="table-column">
      <style:table-column-properties fo:break-before="auto" style:column-width="7.534cm"/>
    </style:style>
    <style:style style:name="co7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color="#333333"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2.01pt solid #4c4c4c" fo:background-color="#4c4c4c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6pt solid #808080" style:text-align-source="fix" style:repeat-content="false" fo:background-color="transparent" fo:border-left="2.01pt solid #4c4c4c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8" style:family="table-cell" style:parent-style-name="Default">
      <style:table-cell-properties fo:border-bottom="0.06pt solid #808080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9" style:family="table-cell" style:parent-style-name="Default">
      <style:table-cell-properties fo:border-bottom="2.01pt solid #4c4c4c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0" style:family="table-cell" style:parent-style-name="Default">
      <style:table-cell-properties fo:border-bottom="0.06pt solid #808080" style:text-align-source="fix" style:repeat-content="false" fo:background-color="transparent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ackground-color="transparent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2" style:family="table-cell" style:parent-style-name="Default">
      <style:table-cell-properties fo:border-bottom="2.01pt solid #4c4c4c" style:text-align-source="fix" style:repeat-content="false" fo:background-color="transparent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3" style:family="table-cell" style:parent-style-name="Default">
      <style:table-cell-properties fo:background-color="transparent" style:vertical-align="middle"/>
      <style:text-properties fo:color="#333333" style:font-name="Ubuntu" fo:font-size="9pt" style:font-size-asian="9pt" style:font-size-complex="9pt"/>
    </style:style>
    <style:style style:name="ce14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transparent" fo:wrap-option="wrap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transparent" fo:wrap-option="wrap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2.01pt solid #4c4c4c" fo:background-color="#4c4c4c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06pt solid #808080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 fo:hyphenate="true"/>
    </style:style>
    <style:style style:name="ce19" style:family="table-cell" style:parent-style-name="Default">
      <style:table-cell-properties style:text-align-source="fix" style:repeat-content="false" fo:wrap-option="wrap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0" style:family="table-cell" style:parent-style-name="Default">
      <style:table-cell-properties fo:border-bottom="2.01pt solid #4c4c4c" style:text-align-source="fix" style:repeat-content="false" fo:wrap-option="wrap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1" style:family="table-cell" style:parent-style-name="Default">
      <style:table-cell-properties fo:wrap-option="wrap" style:vertical-align="middle"/>
      <style:text-properties fo:color="#333333" style:font-name="Ubuntu" fo:font-size="9pt" style:font-size-asian="9pt" style:font-size-complex="9pt"/>
    </style:style>
    <style:style style:name="ce22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2.01pt solid #4c4c4c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-bottom="0.06pt solid #808080" style:text-align-source="fix" style:repeat-content="false" fo:wrap-option="wrap" fo:border-left="0.06pt solid #808080" fo:border-right="2.01pt solid #4c4c4c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4" style:family="table-cell" style:parent-style-name="Default">
      <style:table-cell-properties fo:border-bottom="0.06pt solid #808080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5" style:family="table-cell" style:parent-style-name="Default">
      <style:table-cell-properties fo:border-bottom="2.01pt solid #4c4c4c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21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5" office:value-type="string" calcext:value-type="string">
            <text:p>Liste des données du tutoriel QGIS d'ADESS : <text:a xlink:href="http://www.ades.cnrs.fr/tutoqgis/html/index.php" xlink:type="simple">http://www.ades.cnrs.fr/tutoqgis/html/index.php</text:a></text:p>
          </table:table-cell>
          <table:table-cell table:style-name="ce1" table:number-columns-repeated="2"/>
          <table:table-cell table:style-name="ce15"/>
          <table:table-cell table:style-name="ce1" table:number-columns-repeated="1018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Partie II : Géodésie</text:p>
          </table:table-cell>
          <table:table-cell table:style-name="ce1" table:number-columns-repeated="2"/>
          <table:table-cell table:style-name="ce15"/>
          <table:table-cell table:style-name="ce1" table:number-columns-repeated="1018"/>
          <table:table-cell/>
        </table:table-row>
        <table:table-row table:style-name="ro1">
          <table:table-cell table:style-name="ce2" table:number-columns-repeated="4"/>
          <table:table-cell table:style-name="ce16"/>
          <table:table-cell table:style-name="ce2" table:number-columns-repeated="1018"/>
          <table:table-cell/>
        </table:table-row>
        <table:table-row table:style-name="ro2">
          <table:table-cell table:style-name="ce3"/>
          <table:table-cell table:style-name="ce6" office:value-type="string" calcext:value-type="string">
            <text:p>Nom de la donnée</text:p>
          </table:table-cell>
          <table:table-cell table:style-name="ce6" office:value-type="string" calcext:value-type="string">
            <text:p>Organisme producteur</text:p>
          </table:table-cell>
          <table:table-cell table:style-name="ce14" office:value-type="string" calcext:value-type="string">
            <text:p>Site internet de l'organisme producteur</text:p>
          </table:table-cell>
          <table:table-cell table:style-name="ce17" office:value-type="string" calcext:value-type="string">
            <text:p>URL ou fichier de métadonnée</text:p>
          </table:table-cell>
          <table:table-cell table:style-name="ce22" office:value-type="string" calcext:value-type="string">
            <text:p>Manipulation effectuée sur les données / note</text:p>
          </table:table-cell>
          <table:table-cell table:style-name="ce3" table:number-columns-repeated="1017"/>
          <table:table-cell/>
        </table:table-row>
        <table:table-row table:style-name="ro3">
          <table:table-cell/>
          <table:table-cell table:style-name="ce7" office:value-type="string" calcext:value-type="string">
            <text:p>ne_110m_admin_0_countries.shp</text:p>
          </table:table-cell>
          <table:table-cell table:style-name="ce10" office:value-type="string" calcext:value-type="string">
            <text:p>Natural Earth</text:p>
          </table:table-cell>
          <table:table-cell table:style-name="ce10" office:value-type="string" calcext:value-type="string">
            <text:p><text:a xlink:href="http://www.naturalearthdata.com/" xlink:type="simple">http://www.naturalearthdata.com/</text:a></text:p>
          </table:table-cell>
          <table:table-cell table:style-name="ce18" office:value-type="string" calcext:value-type="string">
            <text:p><text:a xlink:href="http://www.naturalearthdata.com/downloads/110m-cultural-vectors/110m-admin-0-countries/" xlink:type="simple">http://www.naturalearthdata.com/downloads/110m-cultural-vectors/110m-admin-0-countries/</text:a></text:p>
          </table:table-cell>
          <table:table-cell table:style-name="ce23" office:value-type="string" calcext:value-type="string">
            <text:p>Version 2.0.0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NE_10m_graticules_15.shp</text:p>
          </table:table-cell>
          <table:table-cell table:style-name="ce11" office:value-type="string" calcext:value-type="string">
            <text:p>Natural Earth</text:p>
          </table:table-cell>
          <table:table-cell table:style-name="ce11" office:value-type="string" calcext:value-type="string">
            <text:p><text:a xlink:href="http://www.naturalearthdata.com/" xlink:type="simple">http://www.naturalearthdata.com/</text:a></text:p>
          </table:table-cell>
          <table:table-cell table:style-name="ce19" office:value-type="string" calcext:value-type="string">
            <text:p><text:a xlink:href="http://www.naturalearthdata.com/downloads/10m-physical-vectors/10m-graticules/" xlink:type="simple">http://www.naturalearthdata.com/downloads/10m-physical-vectors/10m-graticules/</text:a></text:p>
          </table:table-cell>
          <table:table-cell table:style-name="ce24" office:value-type="string" calcext:value-type="string">
            <text:p>Version 2.0.0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Reg_France_Geofla_L93.shp</text:p>
          </table:table-cell>
          <table:table-cell table:style-name="ce11" office:value-type="string" calcext:value-type="string">
            <text:p>IGN</text:p>
          </table:table-cell>
          <table:table-cell table:style-name="ce11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19" office:value-type="string" calcext:value-type="string">
            <text:p>IGNF_GEOFLAr_1-1_SHP_LAMB93_FR + IGNF_GEOFLAr_1-1</text:p>
          </table:table-cell>
          <table:table-cell table:style-name="ce24" office:value-type="string" calcext:value-type="string">
            <text:p>Fusion des départements par région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tissot.shp</text:p>
          </table:table-cell>
          <table:table-cell table:style-name="ce12" office:value-type="string" calcext:value-type="string">
            <text:p>Matthew T. Perry, Yukon GIS</text:p>
          </table:table-cell>
          <table:table-cell table:style-name="ce12" office:value-type="string" calcext:value-type="string">
            <text:p><text:a xlink:href="http://www.yukongis.ca/" xlink:type="simple">http://www.yukongis.ca/</text:a></text:p>
          </table:table-cell>
          <table:table-cell table:style-name="ce20" office:value-type="string" calcext:value-type="string">
            <text:p><text:a xlink:href="http://www.yukongis.ca/2012/01/projection-distortion/" xlink:type="simple">http://www.yukongis.ca/2012/01/projection-distortion/</text:a> + generate_tissot.py</text:p>
          </table:table-cell>
          <table:table-cell table:style-name="ce25"/>
          <table:table-cell table:number-columns-repeated="1018"/>
        </table:table-row>
        <table:table-row table:style-name="ro3">
          <table:table-cell table:number-columns-repeated="5"/>
          <table:table-cell table:style-name="ce21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6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</meta:initial-creator>
    <meta:creation-date>2014-06-24T15:01:17.797741230</meta:creation-date>
    <dc:date>2014-07-02T17:21:12.522242344</dc:date>
    <dc:creator>Julie </dc:creator>
    <meta:editing-duration>PT16H4S</meta:editing-duration>
    <meta:editing-cycles>96</meta:editing-cycles>
    <meta:generator>LibreOffice/4.1.3.2$Linux_x86 LibreOffice_project/410m0$Build-2</meta:generator>
    <meta:document-statistic meta:table-count="1" meta:cell-count="26" meta:object-count="0"/>
  </office:meta>
</office:document-meta>
</file>